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Hoja_20_de_20_datos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 de datos" table:style-name="ta1">
        <office:forms form:automatic-focus="false" form:apply-design-mode="false"/>
        <table:shapes>
          <draw:frame draw:z-index="0" draw:style-name="gr1" draw:text-style-name="P1" svg:width="15.982cm" svg:height="8.996cm" svg:x="7.254cm" svg:y="0.079cm">
            <draw:object draw:notify-on-update-of-ranges="'Hoja de datos'.A2:'Hoja de datos'.A29 'Hoja de datos'.B1:'Hoja de datos'.B1 'Hoja de datos'.B2:'Hoja de datos'.B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2cm" svg:height="8.996cm" svg:x="19.69cm" svg:y="4.921cm">
            <draw:object draw:notify-on-update-of-ranges="'Hoja de datos'.A2:'Hoja de datos'.A29 'Hoja de datos'.C1:'Hoja de datos'.C1 'Hoja de datos'.C2:'Hoja de datos'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signaciones</text:p>
          </table:table-cell>
          <table:table-cell table:style-name="ce1" office:value-type="string" calcext:value-type="string">
            <text:p>Comparaciones</text:p>
          </table:table-cell>
          <table:table-cell table:number-columns-repeated="6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2449918" calcext:value-type="float">
            <text:p>12449918</text:p>
          </table:table-cell>
          <table:table-cell table:style-name="ce1" office:value-type="float" office:value="35572977" calcext:value-type="float">
            <text:p>35572977</text:p>
          </table:table-cell>
          <table:table-cell table:number-columns-repeated="6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2566975" calcext:value-type="float">
            <text:p>12566975</text:p>
          </table:table-cell>
          <table:table-cell table:style-name="ce1" office:value-type="float" office:value="34977762" calcext:value-type="float">
            <text:p>34977762</text:p>
          </table:table-cell>
          <table:table-cell table:number-columns-repeated="6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2632369" calcext:value-type="float">
            <text:p>12632369</text:p>
          </table:table-cell>
          <table:table-cell table:style-name="ce1" office:value-type="float" office:value="34922195" calcext:value-type="float">
            <text:p>34922195</text:p>
          </table:table-cell>
          <table:table-cell table:number-columns-repeated="6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2737831" calcext:value-type="float">
            <text:p>12737831</text:p>
          </table:table-cell>
          <table:table-cell table:style-name="ce1" office:value-type="float" office:value="34698523" calcext:value-type="float">
            <text:p>34698523</text:p>
          </table:table-cell>
          <table:table-cell table:number-columns-repeated="6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2824114" calcext:value-type="float">
            <text:p>12824114</text:p>
          </table:table-cell>
          <table:table-cell table:style-name="ce1" office:value-type="float" office:value="34428010" calcext:value-type="float">
            <text:p>34428010</text:p>
          </table:table-cell>
          <table:table-cell table:number-columns-repeated="6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2893471" calcext:value-type="float">
            <text:p>12893471</text:p>
          </table:table-cell>
          <table:table-cell table:style-name="ce1" office:value-type="float" office:value="34353219" calcext:value-type="float">
            <text:p>34353219</text:p>
          </table:table-cell>
          <table:table-cell table:number-columns-repeated="6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3003522" calcext:value-type="float">
            <text:p>13003522</text:p>
          </table:table-cell>
          <table:table-cell table:style-name="ce1" office:value-type="float" office:value="34325196" calcext:value-type="float">
            <text:p>34325196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106580" calcext:value-type="float">
            <text:p>13106580</text:p>
          </table:table-cell>
          <table:table-cell table:style-name="ce1" office:value-type="float" office:value="34105232" calcext:value-type="float">
            <text:p>34105232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199066" calcext:value-type="float">
            <text:p>13199066</text:p>
          </table:table-cell>
          <table:table-cell table:style-name="ce1" office:value-type="float" office:value="34113970" calcext:value-type="float">
            <text:p>34113970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289971" calcext:value-type="float">
            <text:p>13289971</text:p>
          </table:table-cell>
          <table:table-cell table:style-name="ce1" office:value-type="float" office:value="34170658" calcext:value-type="float">
            <text:p>34170658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389288" calcext:value-type="float">
            <text:p>13389288</text:p>
          </table:table-cell>
          <table:table-cell table:style-name="ce1" office:value-type="float" office:value="34099299" calcext:value-type="float">
            <text:p>34099299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97004" calcext:value-type="float">
            <text:p>13497004</text:p>
          </table:table-cell>
          <table:table-cell table:style-name="ce1" office:value-type="float" office:value="34010318" calcext:value-type="float">
            <text:p>34010318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608051" calcext:value-type="float">
            <text:p>13608051</text:p>
          </table:table-cell>
          <table:table-cell table:style-name="ce1" office:value-type="float" office:value="33994258" calcext:value-type="float">
            <text:p>33994258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709476" calcext:value-type="float">
            <text:p>13709476</text:p>
          </table:table-cell>
          <table:table-cell table:style-name="ce1" office:value-type="float" office:value="34137403" calcext:value-type="float">
            <text:p>34137403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812961" calcext:value-type="float">
            <text:p>13812961</text:p>
          </table:table-cell>
          <table:table-cell table:style-name="ce1" office:value-type="float" office:value="34141954" calcext:value-type="float">
            <text:p>34141954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937243" calcext:value-type="float">
            <text:p>13937243</text:p>
          </table:table-cell>
          <table:table-cell table:style-name="ce1" office:value-type="float" office:value="33987042" calcext:value-type="float">
            <text:p>33987042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046103" calcext:value-type="float">
            <text:p>14046103</text:p>
          </table:table-cell>
          <table:table-cell table:style-name="ce1" office:value-type="float" office:value="34041789" calcext:value-type="float">
            <text:p>34041789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159085" calcext:value-type="float">
            <text:p>14159085</text:p>
          </table:table-cell>
          <table:table-cell table:style-name="ce1" office:value-type="float" office:value="34087291" calcext:value-type="float">
            <text:p>34087291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273918" calcext:value-type="float">
            <text:p>14273918</text:p>
          </table:table-cell>
          <table:table-cell table:style-name="ce1" office:value-type="float" office:value="34038059" calcext:value-type="float">
            <text:p>34038059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413649" calcext:value-type="float">
            <text:p>14413649</text:p>
          </table:table-cell>
          <table:table-cell table:style-name="ce1" office:value-type="float" office:value="34044273" calcext:value-type="float">
            <text:p>34044273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520567" calcext:value-type="float">
            <text:p>14520567</text:p>
          </table:table-cell>
          <table:table-cell table:style-name="ce1" office:value-type="float" office:value="34151455" calcext:value-type="float">
            <text:p>34151455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14640084" calcext:value-type="float">
            <text:p>14640084</text:p>
          </table:table-cell>
          <table:table-cell table:style-name="ce1" office:value-type="float" office:value="34232278" calcext:value-type="float">
            <text:p>34232278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14750497" calcext:value-type="float">
            <text:p>14750497</text:p>
          </table:table-cell>
          <table:table-cell table:style-name="ce1" office:value-type="float" office:value="34229500" calcext:value-type="float">
            <text:p>34229500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14884034" calcext:value-type="float">
            <text:p>14884034</text:p>
          </table:table-cell>
          <table:table-cell table:style-name="ce1" office:value-type="float" office:value="34257251" calcext:value-type="float">
            <text:p>34257251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992328" calcext:value-type="float">
            <text:p>14992328</text:p>
          </table:table-cell>
          <table:table-cell table:style-name="ce1" office:value-type="float" office:value="34416075" calcext:value-type="float">
            <text:p>34416075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139091" calcext:value-type="float">
            <text:p>15139091</text:p>
          </table:table-cell>
          <table:table-cell table:style-name="ce1" office:value-type="float" office:value="34330115" calcext:value-type="float">
            <text:p>34330115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15240548" calcext:value-type="float">
            <text:p>15240548</text:p>
          </table:table-cell>
          <table:table-cell table:style-name="ce1" office:value-type="float" office:value="34595506" calcext:value-type="float">
            <text:p>34595506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366964" calcext:value-type="float">
            <text:p>15366964</text:p>
          </table:table-cell>
          <table:table-cell table:style-name="ce1" office:value-type="float" office:value="34606980" calcext:value-type="float">
            <text:p>34606980</text:p>
          </table:table-cell>
          <table:table-cell table:number-columns-repeated="61"/>
        </table:table-row>
        <table:table-row table:style-name="ro1" table:number-rows-repeated="104854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$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/00/0000</text:date>, <text:time style:data-style-name="N2" text:time-value="12:22:34.1418509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de_20_datos" style:display-name="PageStyle_Hoja de 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12:13:15.082088708</meta:creation-date>
    <dc:date>2022-10-20T13:26:53.865469280</dc:date>
    <meta:editing-duration>PT53M25S</meta:editing-duration>
    <meta:editing-cycles>2</meta:editing-cycles>
    <meta:generator>LibreOffice/6.4.7.2$Linux_X86_64 LibreOffice_project/40$Build-2</meta:generator>
    <meta:document-statistic meta:table-count="1" meta:cell-count="8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2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8.997cm" xlink:href=".." xlink:type="simple" chart:class="chart:line" chart:style-name="ch1">
        <chart:legend chart:legend-position="end" svg:x="12.575cm" svg:y="4.199cm" style:legend-expansion="high" chart:style-name="ch2"/>
        <chart:plot-area chart:style-name="ch3" table:cell-range-address="'Hoja de datos'.A1:'Hoja de datos'.B29" chart:data-source-has-labels="both" svg:x="0.319cm" svg:y="0.179cm" svg:width="11.937cm" svg:height="8.639cm">
          <chartooo:coordinate-region svg:x="2.052cm" svg:y="0.378cm" svg:width="10.017cm" svg:height="7.793cm"/>
          <chart:axis chart:dimension="x" chart:name="primary-x" chart:style-name="ch4" chartooo:axis-type="auto">
            <chartooo:date-scale/>
            <chart:categories table:cell-range-address="'Hoja de datos'.A2:'Hoja de datos'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oja de datos'.B2:'Hoja de datos'.B29" chart:label-cell-address="'Hoja de datos'.B1:'Hoja de datos'.B1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ignaciones</text:p>
                <draw:g>
                  <svg:desc>'Hoja de datos'.B1:'Hoja de datos'.B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Hoja de datos'.A2:'Hoja de datos'.A29</svg:desc>
                </draw:g>
              </table:table-cell>
              <table:table-cell office:value-type="float" office:value="12449918">
                <text:p>12449918</text:p>
                <draw:g>
                  <svg:desc>'Hoja de datos'.B2:'Hoja de datos'.B2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566975">
                <text:p>125669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632369">
                <text:p>1263236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737831">
                <text:p>127378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824114">
                <text:p>128241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893471">
                <text:p>128934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003522">
                <text:p>130035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106580">
                <text:p>1310658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199066">
                <text:p>1319906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289971">
                <text:p>1328997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389288">
                <text:p>1338928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497004">
                <text:p>134970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608051">
                <text:p>1360805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709476">
                <text:p>1370947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3812961">
                <text:p>1381296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3937243">
                <text:p>1393724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4046103">
                <text:p>140461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159085">
                <text:p>1415908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4273918">
                <text:p>1427391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4413649">
                <text:p>1441364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4520567">
                <text:p>1452056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4640084">
                <text:p>1464008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4750497">
                <text:p>1475049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4884034">
                <text:p>1488403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4992328">
                <text:p>1499232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5139091">
                <text:p>1513909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5240548">
                <text:p>152405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366964">
                <text:p>153669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8.997cm" xlink:href=".." xlink:type="simple" chart:class="chart:line" chart:style-name="ch1">
        <chart:legend chart:legend-position="end" svg:x="12.258cm" svg:y="4.199cm" style:legend-expansion="high" chart:style-name="ch2"/>
        <chart:plot-area chart:style-name="ch3" table:cell-range-address="'Hoja de datos'.A2:'Hoja de datos'.A29 'Hoja de datos'.C1:'Hoja de datos'.C29" chart:data-source-has-labels="both" svg:x="0.319cm" svg:y="0.179cm" svg:width="11.62cm" svg:height="8.639cm">
          <chartooo:coordinate-region svg:x="2.052cm" svg:y="0.378cm" svg:width="9.887cm" svg:height="7.648cm"/>
          <chart:axis chart:dimension="x" chart:name="primary-x" chart:style-name="ch4" chartooo:axis-type="auto">
            <chartooo:date-scale/>
            <chart:categories table:cell-range-address="'Hoja de datos'.A2:'Hoja de datos'.A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oja de datos'.C2:'Hoja de datos'.C29" chart:label-cell-address="'Hoja de datos'.C1:'Hoja de datos'.C1" chart:class="chart:line">
            <chart:data-point chart:repeated="12"/>
            <chart:data-point chart:style-name="ch7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aciones</text:p>
                <draw:g>
                  <svg:desc>'Hoja de datos'.C1:'Hoja de datos'.C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Hoja de datos'.A2:'Hoja de datos'.A29</svg:desc>
                </draw:g>
              </table:table-cell>
              <table:table-cell office:value-type="float" office:value="35572977">
                <text:p>35572977</text:p>
                <draw:g>
                  <svg:desc>'Hoja de datos'.C2:'Hoja de datos'.C2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977762">
                <text:p>349777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922195">
                <text:p>3492219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4698523">
                <text:p>346985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4428010">
                <text:p>3442801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353219">
                <text:p>343532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4325196">
                <text:p>343251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105232">
                <text:p>3410523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4113970">
                <text:p>3411397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4170658">
                <text:p>3417065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4099299">
                <text:p>3409929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4010318">
                <text:p>3401031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3994258">
                <text:p>339942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4137403">
                <text:p>341374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141954">
                <text:p>3414195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3987042">
                <text:p>3398704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4041789">
                <text:p>340417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087291">
                <text:p>3408729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4038059">
                <text:p>3403805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4044273">
                <text:p>3404427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4151455">
                <text:p>341514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4232278">
                <text:p>342322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4229500">
                <text:p>3422950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4257251">
                <text:p>3425725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4416075">
                <text:p>344160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4330115">
                <text:p>3433011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4595506">
                <text:p>345955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4606980">
                <text:p>346069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